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华文楷体" svg:font-family="华文楷体" style:font-pitch="variable"/>
    <style:font-face style:name="FangSong" svg:font-family="FangSo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angSong1" svg:font-family="FangSong" style:font-family-generic="system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华文楷体" fo:font-size="14pt" officeooo:rsid="0063bf42" officeooo:paragraph-rsid="0012df72" style:font-name-asian="华文楷体" style:font-size-asian="14pt" style:font-size-complex="14pt"/>
    </style:style>
    <style:style style:name="P2" style:family="paragraph" style:parent-style-name="Standard">
      <style:text-properties fo:color="#000000" style:font-name="华文楷体" fo:font-size="14pt" officeooo:rsid="0066710d" officeooo:paragraph-rsid="0066710d" style:font-name-asian="华文楷体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变量与指针</text:p>
      <text:p text:style-name="P1"/>
      <text:p text:style-name="P1">变量的指针就是变量的地址, 用来存放变量地址的变量称为指针变量。</text:p>
      <text:p text:style-name="P1"/>
      <text:p text:style-name="P1">对于指针变量必须定义为指针类型.</text:p>
      <text:p text:style-name="P1"/>
      <text:p text:style-name="P2">Int * point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华文楷体" svg:font-family="华文楷体" style:font-pitch="variable"/>
    <style:font-face style:name="FangSong" svg:font-family="FangSo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angSong1" svg:font-family="FangSong" style:font-family-generic="system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09:09:59.883493646</meta:creation-date>
    <dc:date>2018-09-21T09:03:10.044458223</dc:date>
    <meta:editing-duration>PT4H50M6S</meta:editing-duration>
    <meta:editing-cycles>34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55" meta:character-count="65" meta:non-whitespace-character-count="62"/>
  </office:meta>
</office:document-meta>
</file>